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37.92mm"/>
    </style:style>
    <style:style style:name="co3" style:family="table-column">
      <style:table-column-properties fo:break-before="auto" style:column-width="92.39mm"/>
    </style:style>
    <style:style style:name="co4" style:family="table-column">
      <style:table-column-properties fo:break-before="auto" style:column-width="447.25mm"/>
    </style:style>
    <style:style style:name="co5" style:family="table-column">
      <style:table-column-properties fo:break-before="auto" style:column-width="15.88mm"/>
    </style:style>
    <style:style style:name="co6" style:family="table-column">
      <style:table-column-properties fo:break-before="auto" style:column-width="79.87mm"/>
    </style:style>
    <style:style style:name="co7" style:family="table-column">
      <style:table-column-properties fo:break-before="auto" style:column-width="106.0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4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-5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erial-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age-Ur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Total Suppl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ronix (TRX)</text:p>
          </table:table-cell>
          <table:table-cell table:formula="of:=image()" office:value-type="string" office:string-value="" calcext:value-type="error">
            <text:p>Err:501</text:p>
          </table:table-cell>
          <table:table-cell office:value-type="string" calcext:value-type="string">
            <text:p>TRON is a blockchain-based decentralized protocol that aims to construct a worldwide free content entertainment system with the blockchain and distributed storage technology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  <text:p>0xf230b790e05390fc8295f4d3f60332c93bed42e2</text:p>
          </table:table-cell>
          <table:table-cell office:value-type="string" calcext:value-type="string">
            <text:p><text:s/>100,000,000,000 TRX ($3,480,560,000.00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NB (BNB)</text:p>
          </table:table-cell>
          <table:table-cell office:value-type="string" calcext:value-type="string">
            <text:p>https://etherscan.io//token/images/binance_28.png</text:p>
          </table:table-cell>
          <table:table-cell office:value-type="string" calcext:value-type="string">
            <text:p>Binance aims to build a world-class crypto exchange, powering the future</text:p>
            <text:p>of crypto finance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  <text:p>0xB8c77482e45F1F44dE1745F52C74426C631bDD52</text:p>
          </table:table-cell>
          <table:table-cell office:value-type="string" calcext:value-type="string">
            <text:p>192,443,301 BNB ($2,298,619,764.46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eChain (VEN)</text:p>
          </table:table-cell>
          <table:table-cell office:value-type="string" calcext:value-type="string">
            <text:p>https://etherscan.io//token/images/vechain_28.png</text:p>
          </table:table-cell>
          <table:table-cell office:value-type="string" calcext:value-type="string">
            <text:p>VeChain aims to connect blockchain technology to the real world by providing a comprehensive governance structure, a robust economic model as well as advanced IoT integration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  <text:p>0xd850942ef8811f2a866692a623011bde52a462c1</text:p>
          </table:table-cell>
          <table:table-cell office:value-type="string" calcext:value-type="string">
            <text:p><text:s/>1,000,000,000 VEN ($1,779,690,000.00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miseGO (OMG)</text:p>
          </table:table-cell>
          <table:table-cell office:value-type="string" calcext:value-type="string">
            <text:p>https://etherscan.io//token/images/omise.png</text:p>
          </table:table-cell>
          <table:table-cell office:value-type="string" calcext:value-type="string">
            <text:p>OmiseGO (OMG) is a public Ethereum-based financial technology for use in mainstream digital wallet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  <text:p>0xd26114cd6EE289AccF82350c8d8487fedB8A0C07</text:p>
          </table:table-cell>
          <table:table-cell office:value-type="string" calcext:value-type="string">
            <text:p><text:s/>140,245,398.245132780789239631 OMG ($959,703,467.55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ZRX (ZRX)</text:p>
          </table:table-cell>
          <table:table-cell office:value-type="string" calcext:value-type="string">
            <text:p>https://etherscan.io//token/images/0xtoken_28.png</text:p>
          </table:table-cell>
          <table:table-cell office:value-type="string" calcext:value-type="string">
            <text:p>The Protocol for Trading Token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  <text:p>0xe41d2489571d322189246dafa5ebde1f4699f498</text:p>
          </table:table-cell>
          <table:table-cell office:value-type="string" calcext:value-type="string">
            <text:p>1,000,000,000 ZRX ($1,097,170,000.00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Zilliqa (ZIL)</text:p>
          </table:table-cell>
          <table:table-cell office:value-type="string" calcext:value-type="string">
            <text:p>https://etherscan.io//token/images/zilliqa_28.png</text:p>
          </table:table-cell>
          <table:table-cell office:value-type="string" calcext:value-type="string">
            <text:p>Zilliqa is a high-throughput public blockchain platform - designed to scale to thousands ​of transactions per second.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  <text:p>0x05f4a42e251f2d52b8ed15e9fedaacfcef1fad27</text:p>
          </table:table-cell>
          <table:table-cell office:value-type="string" calcext:value-type="string">
            <text:p>12,600,000,000 ZIL ($899,661,420.00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CON (ICX)</text:p>
          </table:table-cell>
          <table:table-cell office:value-type="string" calcext:value-type="string">
            <text:p>https://etherscan.io//token/images/icon_icx.png</text:p>
          </table:table-cell>
          <table:table-cell office:value-type="string" calcext:value-type="string">
            <text:p>The ICON Network is comprised of various institutions ranging from:</text:p>
            <text:p>financial institutions, insurance companies, hospitals, universities and more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  <text:p>0xb5a5f22694352c15b00323844ad545abb2b11028</text:p>
          </table:table-cell>
          <table:table-cell office:value-type="string" calcext:value-type="string">
            <text:p>400,228,739.999999999999999999 ICX ($537,106,969.08)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eternity (AE)</text:p>
          </table:table-cell>
          <table:table-cell office:value-type="string" calcext:value-type="string">
            <text:p>https://etherscan.io//token/images/aeternity_28.jpg</text:p>
          </table:table-cell>
          <table:table-cell office:value-type="string" calcext:value-type="string">
            <text:p>Scalable smart contracts interfacing with real world data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  <text:p>0x5ca9a71b1d01849c0a95490cc00559717fcf0d1d</text:p>
          </table:table-cell>
          <table:table-cell office:value-type="string" calcext:value-type="string">
            <text:p>273,685,830.164329920936121003 AE ($489,558,265.56)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ker (MKR)</text:p>
          </table:table-cell>
          <table:table-cell office:value-type="string" calcext:value-type="string">
            <text:p>https://etherscan.io//token/images/mkr-etherscan-35.png</text:p>
          </table:table-cell>
          <table:table-cell office:value-type="string" calcext:value-type="string">
            <text:p>Maker is a Decentralized Autonomous Organization that creates and insures the dai stablecoin on the Ethereum blockcha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  <text:p>0x9f8f72aa9304c8b593d555f12ef6589cc3a579a2</text:p>
          </table:table-cell>
          <table:table-cell office:value-type="string" calcext:value-type="string">
            <text:p><text:s/>1,000,000 MKR ($611,684,000.00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ytom (BTM)</text:p>
          </table:table-cell>
          <table:table-cell office:value-type="string" calcext:value-type="string">
            <text:p>https://etherscan.io//token/images/bytom_28.png</text:p>
          </table:table-cell>
          <table:table-cell office:value-type="string" calcext:value-type="string">
            <text:p>Transfer assets from atomic world to bytewor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  <text:p>0xcb97e65f07da24d46bcdd078ebebd7c6e6e3d750</text:p>
          </table:table-cell>
          <table:table-cell office:value-type="string" calcext:value-type="string">
            <text:p>1,407,000,000 BTM ($482,983,704.00)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AT (BAT)</text:p>
          </table:table-cell>
          <table:table-cell office:value-type="string" calcext:value-type="string">
            <text:p>https://etherscan.io//token/images/bat.png</text:p>
          </table:table-cell>
          <table:table-cell office:value-type="string" calcext:value-type="string">
            <text:p>The Basic Attention Token is the new token for the digital advertising industry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  <text:p>0x0d8775f648430679a709e98d2b0cb6250d2887ef</text:p>
          </table:table-cell>
          <table:table-cell office:value-type="string" calcext:value-type="string">
            <text:p>1,500,000,000 BAT ($487,738,500.00)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eputation (REP)</text:p>
          </table:table-cell>
          <table:table-cell office:value-type="string" calcext:value-type="string">
            <text:p>https://etherscan.io//token/images/augur.png</text:p>
          </table:table-cell>
          <table:table-cell office:value-type="string" calcext:value-type="string">
            <text:p>Augur combines the magic of prediction markets with the power of a decentralized network to create a stunningly accurate forecasting too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  <text:p>0x1985365e9f78359a9B6AD760e32412f4a445E862</text:p>
          </table:table-cell>
          <table:table-cell office:value-type="string" calcext:value-type="string">
            <text:p>11,000,000 REP ($319,930,600.00)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Golem (GNT)</text:p>
          </table:table-cell>
          <table:table-cell office:value-type="string" calcext:value-type="string">
            <text:p>https://etherscan.io//token/images/golem.png</text:p>
          </table:table-cell>
          <table:table-cell office:value-type="string" calcext:value-type="string">
            <text:p>Golem is going to create the first decentralized global market for computing pow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  <text:p>0xa74476443119A942dE498590Fe1f2454d7D4aC0d</text:p>
          </table:table-cell>
          <table:table-cell office:value-type="string" calcext:value-type="string">
            <text:p>1,000,000,000 GNT ($300,539,000.00)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undi X Token (NPXS)</text:p>
          </table:table-cell>
          <table:table-cell office:value-type="string" calcext:value-type="string">
            <text:p>https://etherscan.io//token/images/pundix-28.png</text:p>
          </table:table-cell>
          <table:table-cell office:value-type="string" calcext:value-type="string">
            <text:p><text:s/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  <text:p>0xa15c7ebe1f07caf6bff097d8a589fb8ac49ae5b3</text:p>
          </table:table-cell>
          <table:table-cell office:value-type="string" calcext:value-type="string">
            <text:p><text:s/>280,755,194,999.999996455928087001 NPXS ($916,045,242.69)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HOC (RHOC)</text:p>
          </table:table-cell>
          <table:table-cell office:value-type="string" calcext:value-type="string">
            <text:p>https://etherscan.io//token/images/rchain.png</text:p>
          </table:table-cell>
          <table:table-cell office:value-type="string" calcext:value-type="string">
            <text:p>The RChain Platform aims to be a decentralized, economically sustainable public compute infrastructure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  <text:p>0x168296bb09e24a88805cb9c33356536b980d3fc5</text:p>
          </table:table-cell>
          <table:table-cell office:value-type="string" calcext:value-type="string">
            <text:p>1,000,000,000 RHOC ($731,645,000.00)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Walton (WTC)</text:p>
          </table:table-cell>
          <table:table-cell office:value-type="string" calcext:value-type="string">
            <text:p>https://etherscan.io//token/images/walton_28.png</text:p>
          </table:table-cell>
          <table:table-cell office:value-type="string" calcext:value-type="string">
            <text:p>Value Internet of Things (VIoT) constructs a perfect commercial ecosystem via the integration of the real world and the blockchain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  <text:p>0xb7cb1c96db6b22b0d3d9536e0108d062bd488f74</text:p>
          </table:table-cell>
          <table:table-cell office:value-type="string" calcext:value-type="string">
            <text:p><text:s/>70,000,000 WTC ($439,999,000.00)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tatusNetwork (SNT)</text:p>
          </table:table-cell>
          <table:table-cell office:value-type="string" calcext:value-type="string">
            <text:p>https://etherscan.io//token/images/status.png</text:p>
          </table:table-cell>
          <table:table-cell office:value-type="string" calcext:value-type="string">
            <text:p>Status is an open source messaging platform and mobile browser to interact with decentralized applications that run on the Ethereum Network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  <text:p>0x744d70fdbe2ba4cf95131626614a1763df805b9e</text:p>
          </table:table-cell>
          <table:table-cell office:value-type="string" calcext:value-type="string">
            <text:p>6,804,870,174.878168246198837603 SNT ($482,895,363.19)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opulous (PPT)</text:p>
          </table:table-cell>
          <table:table-cell office:value-type="string" calcext:value-type="string">
            <text:p>https://etherscan.io//token/images/populous_28.png</text:p>
          </table:table-cell>
          <table:table-cell office:value-type="string" calcext:value-type="string">
            <text:p>Aims to rebuild invoice financing block by block, for invoice buyers and seller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  <text:p>0xd4fa1460f537bb9085d22c7bccb5dd450ef28e3a</text:p>
          </table:table-cell>
          <table:table-cell office:value-type="string" calcext:value-type="string">
            <text:p><text:s/>53,252,246 PPT ($341,676,528.26)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DGD (DGD)</text:p>
          </table:table-cell>
          <table:table-cell office:value-type="string" calcext:value-type="string">
            <text:p>https://etherscan.io//token/images/digix-logo.png</text:p>
          </table:table-cell>
          <table:table-cell office:value-type="string" calcext:value-type="string">
            <text:p>DigixDAO is a decentralized voting / utility token that allows users to submit and manage proposals that relate to the growth of the Digix ecosystem and platform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/>
            <text:p>0xe0b7927c4af23765cb51314a0e0521a9645f0e2a</text:p>
          </table:table-cell>
          <table:table-cell office:value-type="string" calcext:value-type="string">
            <text:p>1,999,420.6383 DGD ($190,343,245.23)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IOSToken (IOST)</text:p>
          </table:table-cell>
          <table:table-cell office:value-type="string" calcext:value-type="string">
            <text:p>https://etherscan.io//token/images/iost_28.png</text:p>
          </table:table-cell>
          <table:table-cell office:value-type="string" calcext:value-type="string">
            <text:p>A Secure &amp; Scalable Blockchain for Smart Servic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  <text:p>0xfa1a856cfa3409cfa145fa4e20eb270df3eb21ab</text:p>
          </table:table-cell>
          <table:table-cell office:value-type="string" calcext:value-type="string">
            <text:p>21,000,000,000 IOST ($470,326,500.00)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HuobiToken (HT)</text:p>
          </table:table-cell>
          <table:table-cell office:value-type="string" calcext:value-type="string">
            <text:p>https://etherscan.io//token/images/huobi_28.png</text:p>
          </table:table-cell>
          <table:table-cell office:value-type="string" calcext:value-type="string">
            <text:p>Huobi Global is a world-leading cryptocurrency financial services group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  <text:p>0x6f259637dcd74c767781e37bc6133cd6a68aa161</text:p>
          </table:table-cell>
          <table:table-cell office:value-type="string" calcext:value-type="string">
            <text:p><text:s/>500,000,000 HT ($1,691,415,000.00)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ION (AION)</text:p>
          </table:table-cell>
          <table:table-cell office:value-type="string" calcext:value-type="string">
            <text:p>https://etherscan.io//token/images/aion-network_28.png</text:p>
          </table:table-cell>
          <table:table-cell office:value-type="string" calcext:value-type="string">
            <text:p>A multi-tier blockchain system designed to address unsolved questions of scalability, privacy, and interoperability in blockchain network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  <text:p>0x4CEdA7906a5Ed2179785Cd3A40A69ee8bc99C466</text:p>
          </table:table-cell>
          <table:table-cell office:value-type="string" calcext:value-type="string">
            <text:p><text:s/>465,934,586.66 AION ($410,890,938.33)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ELF (ELF)</text:p>
          </table:table-cell>
          <table:table-cell office:value-type="string" calcext:value-type="string">
            <text:p>https://etherscan.io//token/images/aelf_28.png</text:p>
          </table:table-cell>
          <table:table-cell office:value-type="string" calcext:value-type="string">
            <text:p>Decentralized Cloud Computing Blockchain Network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  <text:p>0xbf2179859fc6d5bee9bf9158632dc51678a4100e</text:p>
          </table:table-cell>
          <table:table-cell office:value-type="string" calcext:value-type="string">
            <text:p>300,000,000 ELF ($194,843,700.00)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Nebulas (NAS)</text:p>
          </table:table-cell>
          <table:table-cell office:value-type="string" calcext:value-type="string">
            <text:p>https://etherscan.io//token/images/nebulas_28.png</text:p>
          </table:table-cell>
          <table:table-cell office:value-type="string" calcext:value-type="string">
            <text:p>Decentralized Search Framewor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  <text:p>0x5d65D971895Edc438f465c17DB6992698a52318D</text:p>
          </table:table-cell>
          <table:table-cell office:value-type="string" calcext:value-type="string">
            <text:p><text:s/>100,000,000 NAS ($345,351,000.00)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Kin (KIN)</text:p>
          </table:table-cell>
          <table:table-cell office:value-type="string" calcext:value-type="string">
            <text:p>https://etherscan.io//token/images/kin-kik_28.png</text:p>
          </table:table-cell>
          <table:table-cell office:value-type="string" calcext:value-type="string">
            <text:p>The vision for Kin is rooted in the belief that a broad group of participants can come together to create an open ecosystem of tools for digital communication and commerce that prioritizes consumer experience, bringing a fair and user-oriented model for digital services to the market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  <text:p>0x818fc6c2ec5986bc6e2cbf00939d90556ab12ce5</text:p>
          </table:table-cell>
          <table:table-cell office:value-type="string" calcext:value-type="string">
            <text:p>10,000,000,000,000 KIN ($2,031,780,000.00)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Loopring (LRC)</text:p>
          </table:table-cell>
          <table:table-cell office:value-type="string" calcext:value-type="string">
            <text:p>https://etherscan.io//token/images/loopring2_28.png</text:p>
          </table:table-cell>
          <table:table-cell office:value-type="string" calcext:value-type="string">
            <text:p>Loopring is not only a protocol but also a decentralized automated execution system that trades across the crypto-token exchanges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  <text:p>0xef68e7c694f40c8202821edf525de3782458639f</text:p>
          </table:table-cell>
          <table:table-cell office:value-type="string" calcext:value-type="string">
            <text:p><text:s/>1,395,076,054.5238578922746031 LRC ($362,687,687.43)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owerLedger (POWR)</text:p>
          </table:table-cell>
          <table:table-cell office:value-type="string" calcext:value-type="string">
            <text:p>https://etherscan.io//token/images/powerledger_28.png</text:p>
          </table:table-cell>
          <table:table-cell office:value-type="string" calcext:value-type="string">
            <text:p>Power Ledger is a peer-to-peer marketplace for renewable energy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  <text:p>0x595832f8fc6bf59c85c527fec3740a1b7a361269</text:p>
          </table:table-cell>
          <table:table-cell office:value-type="string" calcext:value-type="string">
            <text:p><text:s/>1,000,000,000 POWR ($355,073,000.00)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Decentraland (MANA)</text:p>
          </table:table-cell>
          <table:table-cell office:value-type="string" calcext:value-type="string">
            <text:p>https://etherscan.io//token/images/decentraland_28.png</text:p>
          </table:table-cell>
          <table:table-cell office:value-type="string" calcext:value-type="string">
            <text:p>Decentraland is a virtual reality platform powered by the Ethereum blockchain. Users can create, experience, and monetize content and application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  <text:p>0x0f5d2fb29fb7d3cfee444a200298f468908cc942</text:p>
          </table:table-cell>
          <table:table-cell office:value-type="string" calcext:value-type="string">
            <text:p>2,644,403,342.158302800966567885 MANA ($316,736,054.71)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FunFair (FUN)</text:p>
          </table:table-cell>
          <table:table-cell office:value-type="string" calcext:value-type="string">
            <text:p>https://etherscan.io//token/images/funfair.png</text:p>
          </table:table-cell>
          <table:table-cell office:value-type="string" calcext:value-type="string">
            <text:p>FunFair is a decentralised gaming platform powered by Ethereum smart contrac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  <text:p>0x419d0d8bdd9af5e606ae2232ed285aff190e711b</text:p>
          </table:table-cell>
          <table:table-cell office:value-type="string" calcext:value-type="string">
            <text:p>10,999,873,621.3980255 FUN ($275,659,032.93)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KyberNetwork (KNC)</text:p>
          </table:table-cell>
          <table:table-cell office:value-type="string" calcext:value-type="string">
            <text:p>https://etherscan.io//token/images/kyber28.png</text:p>
          </table:table-cell>
          <table:table-cell office:value-type="string" calcext:value-type="string">
            <text:p>KyberNetwork is a new system which allows the exchange and conversion of digital assets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  <text:p>0xdd974d5c2e2928dea5f71b9825b8b646686bd200</text:p>
          </table:table-cell>
          <table:table-cell office:value-type="string" calcext:value-type="string">
            <text:p>215,601,797.592473821527241102 KNC ($200,427,743.08)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WAX Token (WAX)</text:p>
          </table:table-cell>
          <table:table-cell office:value-type="string" calcext:value-type="string">
            <text:p>https://etherscan.io//token/images/wax.png</text:p>
          </table:table-cell>
          <table:table-cell office:value-type="string" calcext:value-type="string">
            <text:p>Global Decentralized Marketplace for Virtual Asset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  <text:p>0x39bb259f66e1c59d5abef88375979b4d20d98022</text:p>
          </table:table-cell>
          <table:table-cell office:value-type="string" calcext:value-type="string">
            <text:p/>
            <text:p>1,850,000,000 WAX ($244,573,700.00)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Dentacoin (Dentacoin)</text:p>
          </table:table-cell>
          <table:table-cell office:value-type="string" calcext:value-type="string">
            <text:p>https://etherscan.io//token/images/Dentacoin.png</text:p>
          </table:table-cell>
          <table:table-cell office:value-type="string" calcext:value-type="string">
            <text:p>Aims to be the blockchain solution for the global dental industry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  <text:p>0x08d32b0da63e2C3bcF8019c9c5d849d7a9d791e6</text:p>
          </table:table-cell>
          <table:table-cell office:value-type="string" calcext:value-type="string">
            <text:p>8,000,000,000,000 Dentacoin ($2,906,208,000.00)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Loom (LOOM)</text:p>
          </table:table-cell>
          <table:table-cell office:value-type="string" calcext:value-type="string">
            <text:p>https://etherscan.io//token/images/loom_28.png</text:p>
          </table:table-cell>
          <table:table-cell office:value-type="string" calcext:value-type="string">
            <text:p>Online game &amp; social app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  <text:p>0xa4e8c3ec456107ea67d3075bf9e3df3a75823db0</text:p>
          </table:table-cell>
          <table:table-cell office:value-type="string" calcext:value-type="string">
            <text:p>1,000,000,000 LOOM ($200,834,000.00)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Bancor (BNT)</text:p>
          </table:table-cell>
          <table:table-cell office:value-type="string" calcext:value-type="string">
            <text:p>https://etherscan.io//token/images/bancor.png</text:p>
          </table:table-cell>
          <table:table-cell office:value-type="string" calcext:value-type="string">
            <text:p>Bancor Protocol is a standard for a new generation of cryptocurrencies called Smart Token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  <text:p>0x1f573d6fb3f13d689ff844b4ce37794d79a7ff1c</text:p>
          </table:table-cell>
          <table:table-cell office:value-type="string" calcext:value-type="string">
            <text:p><text:s/>75,818,987.105157669059131184 BNT ($165,808,542.90)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Monaco (MCO)</text:p>
          </table:table-cell>
          <table:table-cell office:value-type="string" calcext:value-type="string">
            <text:p>https://etherscan.io//token/images/Monaco.png</text:p>
          </table:table-cell>
          <table:table-cell office:value-type="string" calcext:value-type="string">
            <text:p>The MCO project, formerly known as Monaco.</text:p>
            <text:p>MCO is redefining how money is being moved, spent and invested. MCO is democratizing blockchain technology by designing beautiful, simple and useful financial services that have a lasting, positive impact on people’s live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  <text:p>0xb63b606ac810a52cca15e44bb630fd42d8d1d83d</text:p>
          </table:table-cell>
          <table:table-cell office:value-type="string" calcext:value-type="string">
            <text:p>31,587,682.3632061 MCO ($221,443,551.95)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TenXPay (PAY)</text:p>
          </table:table-cell>
          <table:table-cell office:value-type="string" calcext:value-type="string">
            <text:p>https://etherscan.io//token/images/tenx_28.png</text:p>
          </table:table-cell>
          <table:table-cell office:value-type="string" calcext:value-type="string">
            <text:p>TenX connects your blockchain assets for everyday use. TenX’s debit card and banking licence will allow us to be a hub for the blockchain ecosystem to connect for real-world use cases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  <text:p>0xB97048628DB6B661D4C2aA833e95Dbe1A905B280</text:p>
          </table:table-cell>
          <table:table-cell office:value-type="string" calcext:value-type="string">
            <text:p><text:s/>205,218,255.948577763364408207 PAY ($203,721,393.99)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CyberMiles (CMT)</text:p>
          </table:table-cell>
          <table:table-cell office:value-type="string" calcext:value-type="string">
            <text:p>https://etherscan.io//token/images/cybermiles_28.png</text:p>
          </table:table-cell>
          <table:table-cell office:value-type="string" calcext:value-type="string">
            <text:p>Empowering the Decentralization of Online Marketplaces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  <text:p>0xf85feea2fdd81d51177f6b8f35f0e6734ce45f5f</text:p>
          </table:table-cell>
          <table:table-cell office:value-type="string" calcext:value-type="string">
            <text:p>1,000,000,000 CMT ($146,915,000.00)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olymath (POLY)</text:p>
          </table:table-cell>
          <table:table-cell office:value-type="string" calcext:value-type="string">
            <text:p>https://etherscan.io//token/images/polymath_28.png</text:p>
          </table:table-cell>
          <table:table-cell office:value-type="string" calcext:value-type="string">
            <text:p>Polymath aims to enable securities to migrate to the blockchain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  <text:p>0x9992ec3cf6a55b00978cddf2b27bc6882d88d1ec</text:p>
          </table:table-cell>
          <table:table-cell office:value-type="string" calcext:value-type="string">
            <text:p>1,000,000,000 POLY ($358,039,000.00)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Enigma (ENG)</text:p>
          </table:table-cell>
          <table:table-cell office:value-type="string" calcext:value-type="string">
            <text:p>https://etherscan.io//token/images/enigma_28.png</text:p>
          </table:table-cell>
          <table:table-cell office:value-type="string" calcext:value-type="string">
            <text:p>Enigma is a privacy protocol that enables truly decentralized applications and unlocks the value of blockchain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  <text:p>0xf0ee6b27b759c9893ce4f094b49ad28fd15a23e4</text:p>
          </table:table-cell>
          <table:table-cell office:value-type="string" calcext:value-type="string">
            <text:p>150,000,000 ENG ($188,781,000.00)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ubstratum (SUB)</text:p>
          </table:table-cell>
          <table:table-cell office:value-type="string" calcext:value-type="string">
            <text:p>https://etherscan.io//token/images/substratum2_28.png</text:p>
          </table:table-cell>
          <table:table-cell office:value-type="string" calcext:value-type="string">
            <text:p>Substratum is an open-source network that allows anyone to allocate spare computing resources to make the internet a free and fair place for the entire world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  <text:p>0x12480e24eb5bec1a9d4369cab6a80cad3c0a377a</text:p>
          </table:table-cell>
          <table:table-cell office:value-type="string" calcext:value-type="string">
            <text:p>592,000,000 SUB ($144,035,376.00)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QASH (QASH)</text:p>
          </table:table-cell>
          <table:table-cell office:value-type="string" calcext:value-type="string">
            <text:p>https://etherscan.io//token/images/qash_28.png</text:p>
          </table:table-cell>
          <table:table-cell office:value-type="string" calcext:value-type="string">
            <text:p>We envision QASH to be the preferred payment token for financial services,</text:p>
            <text:p>like the Bitcoin for financial services.</text:p>
            <text:p>As more financial institutions, fintech startups and partners adopt QASH</text:p>
            <text:p>as a method of payment, the utility of QASH will scale, fueling</text:p>
            <text:p>the Fintech revolution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  <text:p>0x618e75ac90b12c6049ba3b27f5d5f8651b0037f6</text:p>
          </table:table-cell>
          <table:table-cell office:value-type="string" calcext:value-type="string">
            <text:p><text:s/>1,000,000,000 QASH ($265,927,000.00)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Ethos (ETHOS)</text:p>
          </table:table-cell>
          <table:table-cell office:value-type="string" calcext:value-type="string">
            <text:p>https://etherscan.io//token/images/ethos_28.png</text:p>
          </table:table-cell>
          <table:table-cell office:value-type="string" calcext:value-type="string">
            <text:p>People-powered cryptocurrency services for the blockcha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  <text:p>0x5af2be193a6abca9c8817001f45744777db30756</text:p>
          </table:table-cell>
          <table:table-cell office:value-type="string" calcext:value-type="string">
            <text:p>222,295,208.23845323 ETHOS ($265,584,977.09)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Gifto (GTO)</text:p>
          </table:table-cell>
          <table:table-cell office:value-type="string" calcext:value-type="string">
            <text:p>https://etherscan.io//token/images/gifto28.png</text:p>
          </table:table-cell>
          <table:table-cell office:value-type="string" calcext:value-type="string">
            <text:p>Decentralized Universal Gifting Protocol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  <text:p>0xc5bbae50781be1669306b9e001eff57a2957b09d</text:p>
          </table:table-cell>
          <table:table-cell office:value-type="string" calcext:value-type="string">
            <text:p>1,000,000,000 GTO ($169,136,000.00)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Nuls (NULS)</text:p>
          </table:table-cell>
          <table:table-cell office:value-type="string" calcext:value-type="string">
            <text:p>https://etherscan.io//token/images/nuls28.png</text:p>
          </table:table-cell>
          <table:table-cell office:value-type="string" calcext:value-type="string">
            <text:p>NULS is a global blockchain open-source project which is a highly customizable modular blockchain infrastructure consisting of a microkernel and functional modules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  <text:p>0xb91318f35bdb262e9423bc7c7c2a3a93dd93c92c</text:p>
          </table:table-cell>
          <table:table-cell office:value-type="string" calcext:value-type="string">
            <text:p>40,000,000 NULS ($89,664,000.00)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Theta Token (THETA)</text:p>
          </table:table-cell>
          <table:table-cell office:value-type="string" calcext:value-type="string">
            <text:p>https://etherscan.io//token/images/theta_28.png</text:p>
          </table:table-cell>
          <table:table-cell office:value-type="string" calcext:value-type="string">
            <text:p>A decentralized peer-to-peer network that aims to offer improved video delivery at lower costs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  <text:p>0x3883f5e181fccaf8410fa61e12b59bad963fb645</text:p>
          </table:table-cell>
          <table:table-cell office:value-type="string" calcext:value-type="string">
            <text:p><text:s/>1,000,000,000 THETA ($133,672,000.00)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Veritaseum (VERI)</text:p>
          </table:table-cell>
          <table:table-cell office:value-type="string" calcext:value-type="string">
            <text:p>https://etherscan.io//token/images/veritaseum.png</text:p>
          </table:table-cell>
          <table:table-cell office:value-type="string" calcext:value-type="string">
            <text:p>Veritaseum builds blockchain-based, peer-to-peer capital markets as software on a global scale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  <text:p>0x8f3470A7388c05eE4e7AF3d01D8C722b0FF52374</text:p>
          </table:table-cell>
          <table:table-cell office:value-type="string" calcext:value-type="string">
            <text:p><text:s/>100,000,000 VERI ($4,340,700,000.00)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Cortex Coin (CTXC)</text:p>
          </table:table-cell>
          <table:table-cell office:value-type="string" calcext:value-type="string">
            <text:p>https://etherscan.io//token/images/cortex_28.png</text:p>
          </table:table-cell>
          <table:table-cell office:value-type="string" calcext:value-type="string">
            <text:p>Decentralized AI autonomous system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  <text:p>0xea11755ae41d889ceec39a63e6ff75a02bc1c00d</text:p>
          </table:table-cell>
          <table:table-cell office:value-type="string" calcext:value-type="string">
            <text:p>299,792,458 CTXC ($163,550,876.08)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BIX Token (BIX)</text:p>
          </table:table-cell>
          <table:table-cell office:value-type="string" calcext:value-type="string">
            <text:p>https://etherscan.io//token/images/bix_28.png</text:p>
          </table:table-cell>
          <table:table-cell office:value-type="string" calcext:value-type="string">
            <text:p>AI Enhanced Encrypted Digital Asset Exchange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  <text:p>0xb3104b4b9da82025e8b9f8fb28b3553ce2f67069</text:p>
          </table:table-cell>
          <table:table-cell office:value-type="string" calcext:value-type="string">
            <text:p><text:s/>269,944,749.0486829755655 BIX ($201,679,771.19)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Storm (STORM)</text:p>
          </table:table-cell>
          <table:table-cell office:value-type="string" calcext:value-type="string">
            <text:p>https://etherscan.io//token/images/stormtoken28.png</text:p>
          </table:table-cell>
          <table:table-cell office:value-type="string" calcext:value-type="string">
            <text:p>Storm Market aims to make it easier for members to find new ways to earn, engage, and advance with their gamified micro-task platform for STORM tokens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  <text:p>0xd0a4b8946cb52f0661273bfbc6fd0e0c75fc6433</text:p>
          </table:table-cell>
          <table:table-cell office:value-type="string" calcext:value-type="string">
            <text:p><text:s/>10,000,000,000 STORM ($171,207,000.00)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TrueUSD (TUSD)</text:p>
          </table:table-cell>
          <table:table-cell office:value-type="string" calcext:value-type="string">
            <text:p>https://etherscan.io//token/images/trueusd_28.png</text:p>
          </table:table-cell>
          <table:table-cell office:value-type="string" calcext:value-type="string">
            <text:p>The TrustToken Platform aims to be the bridge between blockchains and real-world assets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  <text:p>0x8dd5fbce2f6a956c3022ba3663759011dd51e73e</text:p>
          </table:table-cell>
          <table:table-cell office:value-type="string" calcext:value-type="string">
            <text:p><text:s/>76,847,332.66 TUSD ($76,553,468.46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2T11:48:02.105239631</dc:date>
    <meta:editing-duration>PT18M48S</meta:editing-duration>
    <meta:editing-cycles>1</meta:editing-cycles>
    <meta:document-statistic meta:table-count="1" meta:cell-count="357" meta:object-count="0"/>
    <meta:generator>LibreOffice/6.0.3.2$Linux_X86_64 LibreOffice_project/00m0$Build-2</meta:generator>
  </office:meta>
</office:document-meta>
</file>